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2767*"/>
    </style:style>
    <style:style style:name="Table1.B" style:family="table-column">
      <style:table-column-properties style:rel-column-width="32767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</office:automatic-styles>
  <office:body>
    <office:text>
      <text:p text:style-name="Title">Agora Framework ��� OSPO Policy Template</text:p>
      <text:p text:style-name="Author">IAAUTECO Inc.</text:p>
      <text:p text:style-name="Date">June 2025</text:p>
      <text:table-of-content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n-source-program-office-policy"/>Open Source Program Office Policy<text:bookmark-end text:name="open-source-program-office-policy"/></text:h>
      <text:h text:style-name="Heading_20_2" text:outline-level="2"><text:bookmark-start text:name="organisation-name-institutional-open-source-policy"/>[ORGANISATION NAME] — Institutional Open Source Policy<text:bookmark-end text:name="organisation-name-institutional-open-source-policy"/></text:h>
      <text:p text:style-name="First_20_paragraph"><text:span text:style-name="T1">Document Reference:</text:span> [ORGANISATION-CODE]-OSPO-POL-001<text:line-break/><text:span text:style-name="T1">Version:</text:span> [VERSION, e.g. 1.0]<text:line-break/><text:span text:style-name="T1">Date of Adoption:</text:span> [DATE]<text:line-break/><text:span text:style-name="T1">Date of Next Review:</text:span> [DATE + 2 YEARS]<text:line-break/><text:span text:style-name="T1">Approved by:</text:span> [GOVERNING BODY OR EXECUTIVE TITLE]<text:line-break/><text:span text:style-name="T1">Owner:</text:span> Open Source Program Office / [RESPONSIBLE UNIT]<text:line-break/><text:span text:style-name="T1">Classification:</text:span> Public</text:p>
      <text:p text:style-name="Horizontal_20_Line"/>
      <text:h text:style-name="Heading_20_2" text:outline-level="2"><text:bookmark-start text:name="purpose-and-scope"/>1. Purpose and Scope<text:bookmark-end text:name="purpose-and-scope"/></text:h>
      <text:h text:style-name="Heading_20_3" text:outline-level="3"><text:bookmark-start text:name="purpose"/>1.1 Purpose<text:bookmark-end text:name="purpose"/></text:h>
      <text:p text:style-name="First_20_paragraph">This Policy establishes the institutional framework governing [ORGANISATION NAME]’s engagement with open source software across all phases of the software lifecycle: consumption, contribution, publication, security management, and community engagement.</text:p>
      <text:p text:style-name="Text_20_body">The objective of this Policy is to:</text:p>
      <text:list text:style-name="L1">
        <text:list-item>
          <text:p text:style-name="P1">Ensure legal compliance with the licence conditions applicable to all open source software used or published by [ORGANISATION NAME]</text:p>
        </text:list-item>
        <text:list-item>
          <text:p text:style-name="P1">Manage the security risks arising from open source dependencies</text:p>
        </text:list-item>
        <text:list-item>
          <text:p text:style-name="P1">Enable and structure the organisation’s contributions to the open source ecosystem</text:p>
        </text:list-item>
        <text:list-item>
          <text:p text:style-name="P1">Align open source engagement with the organisation’s strategic objectives, digital sovereignty commitments, and applicable regulatory obligations</text:p>
        </text:list-item>
        <text:list-item>
          <text:p text:style-name="P1">Provide clear guidance to all staff engaged in software-related activities</text:p>
        </text:list-item>
      </text:list>
      <text:h text:style-name="Heading_20_3" text:outline-level="3"><text:bookmark-start text:name="scope"/>1.2 Scope<text:bookmark-end text:name="scope"/></text:h>
      <text:p text:style-name="First_20_paragraph">This Policy applies to:</text:p>
      <text:list text:style-name="L2">
        <text:list-item>
          <text:p text:style-name="P2">All staff, contractors, and consultants acting on behalf of [ORGANISATION NAME]</text:p>
        </text:list-item>
        <text:list-item>
          <text:p text:style-name="P2">All software consumed by [ORGANISATION NAME], including but not limited to open source libraries, frameworks, tools, operating system components, and services</text:p>
        </text:list-item>
        <text:list-item>
          <text:p text:style-name="P2">All software developed by or on behalf of [ORGANISATION NAME], whether for internal use or external publication</text:p>
        </text:list-item>
        <text:list-item>
          <text:p text:style-name="P2">All contributions to external open source projects made on behalf of or with the resources of [ORGANISATION NAME]</text:p>
        </text:list-item>
      </text:list>
      <text:h text:style-name="Heading_20_3" text:outline-level="3"><text:bookmark-start text:name="exclusions"/>1.3 Exclusions<text:bookmark-end text:name="exclusions"/></text:h>
      <text:p text:style-name="First_20_paragraph">The following are excluded from the scope of this Policy: [LIST ANY SPECIFIC EXCLUSIONS, e.g. evaluation/prototype environments subject to separate policy, specific legacy systems with documented exemptions].</text:p>
      <text:p text:style-name="Horizontal_20_Line"/>
      <text:h text:style-name="Heading_20_2" text:outline-level="2"><text:bookmark-start text:name="definitions"/>2. Definitions<text:bookmark-end text:name="definitions"/></text:h>
      <text:p text:style-name="First_20_paragraph">For the purposes of this Policy, the following definitions apply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Term</text:p>
            </table:table-cell>
            <table:table-cell table:style-name="TableHeaderRowCell" office:value-type="string">
              <text:p text:style-name="Table_20_Heading">Defini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Open Source Software (OSS)</text:span></text:p>
          </table:table-cell>
          <table:table-cell table:style-name="TableRowCell" office:value-type="string">
            <text:p text:style-name="Table_20_Contents">Software distributed under a licence approved by the Open Source Initiative (OSI) or the Free Software Foundation (FSF) that grants the rights to use, study, modify, and distribute the software and its source code</text:p>
          </table:table-cell>
        </table:table-row>
        <table:table-row>
          <table:table-cell table:style-name="TableRowCell" office:value-type="string">
            <text:p text:style-name="Table_20_Contents"><text:span text:style-name="T1">OSPO</text:span></text:p>
          </table:table-cell>
          <table:table-cell table:style-name="TableRowCell" office:value-type="string">
            <text:p text:style-name="Table_20_Contents">The Open Source Program Office of [ORGANISATION NAME], the institutional function responsible for implementing and enforcing this Policy</text:p>
          </table:table-cell>
        </table:table-row>
        <table:table-row>
          <table:table-cell table:style-name="TableRowCell" office:value-type="string">
            <text:p text:style-name="Table_20_Contents"><text:span text:style-name="T1">Dependency</text:span></text:p>
          </table:table-cell>
          <table:table-cell table:style-name="TableRowCell" office:value-type="string">
            <text:p text:style-name="Table_20_Contents">Any open source component incorporated into a software system, whether directly or transitively</text:p>
          </table:table-cell>
        </table:table-row>
        <table:table-row>
          <table:table-cell table:style-name="TableRowCell" office:value-type="string">
            <text:p text:style-name="Table_20_Contents"><text:span text:style-name="T1">SBOM</text:span></text:p>
          </table:table-cell>
          <table:table-cell table:style-name="TableRowCell" office:value-type="string">
            <text:p text:style-name="Table_20_Contents">Software Bill of Materials: a structured inventory of all software components and their associated metadata, including licence information and version identifiers</text:p>
          </table:table-cell>
        </table:table-row>
        <table:table-row>
          <table:table-cell table:style-name="TableRowCell" office:value-type="string">
            <text:p text:style-name="Table_20_Contents"><text:span text:style-name="T1">Contribution</text:span></text:p>
          </table:table-cell>
          <table:table-cell table:style-name="TableRowCell" office:value-type="string">
            <text:p text:style-name="Table_20_Contents">Any submission to an external open source project, including source code, documentation, test cases, issue reports, translations, or design materials</text:p>
          </table:table-cell>
        </table:table-row>
        <table:table-row>
          <table:table-cell table:style-name="TableRowCell" office:value-type="string">
            <text:p text:style-name="Table_20_Contents"><text:span text:style-name="T1">Publication</text:span></text:p>
          </table:table-cell>
          <table:table-cell table:style-name="TableRowCell" office:value-type="string">
            <text:p text:style-name="Table_20_Contents">The release of software developed by or for [ORGANISATION NAME] under an open source licence</text:p>
          </table:table-cell>
        </table:table-row>
        <table:table-row>
          <table:table-cell table:style-name="TableRowCell" office:value-type="string">
            <text:p text:style-name="Table_20_Contents"><text:span text:style-name="T1">Copyleft</text:span></text:p>
          </table:table-cell>
          <table:table-cell table:style-name="TableRowCell" office:value-type="string">
            <text:p text:style-name="Table_20_Contents">A class of open source licences that require derivative works to be distributed under the same or a compatible licence</text:p>
          </table:table-cell>
        </table:table-row>
        <table:table-row>
          <table:table-cell table:style-name="TableRowCell" office:value-type="string">
            <text:p text:style-name="Table_20_Contents"><text:span text:style-name="T1">Permissive licence</text:span></text:p>
          </table:table-cell>
          <table:table-cell table:style-name="TableRowCell" office:value-type="string">
            <text:p text:style-name="Table_20_Contents">An open source licence that permits incorporation into proprietary software without imposing copyleft obligations</text:p>
          </table:table-cell>
        </table:table-row>
        <table:table-row>
          <table:table-cell table:style-name="TableRowCell" office:value-type="string">
            <text:p text:style-name="Table_20_Contents"><text:span text:style-name="T1">Inner Source</text:span></text:p>
          </table:table-cell>
          <table:table-cell table:style-name="TableRowCell" office:value-type="string">
            <text:p text:style-name="Table_20_Contents">The application of open source contribution and governance practices to internal software development, without public publication</text:p>
          </table:table-cell>
        </table:table-row>
      </table:table>
      <text:p text:style-name="Horizontal_20_Line"/>
      <text:h text:style-name="Heading_20_2" text:outline-level="2"><text:bookmark-start text:name="institutional-mandate"/>3. Institutional Mandate<text:bookmark-end text:name="institutional-mandate"/></text:h>
      <text:h text:style-name="Heading_20_3" text:outline-level="3"><text:bookmark-start text:name="establishment-of-the-ospo"/>3.1 Establishment of the OSPO<text:bookmark-end text:name="establishment-of-the-ospo"/></text:h>
      <text:p text:style-name="First_20_paragraph">[ORGANISATION NAME] hereby establishes the Open Source Program Office (OSPO) as the institutional function responsible for open source governance.</text:p>
      <text:h text:style-name="Heading_20_3" text:outline-level="3"><text:bookmark-start text:name="ospo-mission"/>3.2 OSPO Mission<text:bookmark-end text:name="ospo-mission"/></text:h>
      <text:p text:style-name="First_20_paragraph">The mission of the OSPO is to:</text:p>
      <text:list text:style-name="L3">
        <text:list-item>
          <text:p text:style-name="P3">Enable [ORGANISATION NAME] to realise the strategic benefits of open source software</text:p>
        </text:list-item>
        <text:list-item>
          <text:p text:style-name="P3">Ensure legal, security, and policy compliance in all open source activities</text:p>
        </text:list-item>
        <text:list-item>
          <text:p text:style-name="P3">Build institutional capacity for responsible and sustainable open source engagement</text:p>
        </text:list-item>
        <text:list-item>
          <text:p text:style-name="P3">Represent [ORGANISATION NAME] in the open source ecosystem</text:p>
        </text:list-item>
      </text:list>
      <text:h text:style-name="Heading_20_3" text:outline-level="3"><text:bookmark-start text:name="ospo-authority"/>3.3 OSPO Authority<text:bookmark-end text:name="ospo-authority"/></text:h>
      <text:p text:style-name="First_20_paragraph">The OSPO is hereby authorised to:</text:p>
      <text:list text:style-name="L4">
        <text:list-item>
          <text:p text:style-name="P4">Develop, maintain, and enforce open source policies on behalf of [ORGANISATION NAME]</text:p>
        </text:list-item>
        <text:list-item>
          <text:p text:style-name="P4">Approve or reject requests for contribution to or publication of open source software</text:p>
        </text:list-item>
        <text:list-item>
          <text:p text:style-name="P4">Require units and projects to provide information necessary for compliance verification</text:p>
        </text:list-item>
        <text:list-item>
          <text:p text:style-name="P4">Engage on behalf of [ORGANISATION NAME] in open source community and governance forums</text:p>
        </text:list-item>
        <text:list-item>
          <text:p text:style-name="P4">Procure tooling and services necessary for the performance of its functions</text:p>
        </text:list-item>
      </text:list>
      <text:h text:style-name="Heading_20_3" text:outline-level="3"><text:bookmark-start text:name="ospo-reporting"/>3.4 OSPO Reporting<text:bookmark-end text:name="ospo-reporting"/></text:h>
      <text:p text:style-name="First_20_paragraph">The OSPO reports to [TITLE OF RESPONSIBLE EXECUTIVE, e.g. Chief Information Officer / Director of Digital Services] and provides [QUARTERLY/ANNUAL] reports to [GOVERNING BODY].</text:p>
      <text:p text:style-name="Horizontal_20_Line"/>
      <text:h text:style-name="Heading_20_2" text:outline-level="2"><text:bookmark-start text:name="consumption-policy"/>4. Consumption Policy<text:bookmark-end text:name="consumption-policy"/></text:h>
      <text:h text:style-name="Heading_20_3" text:outline-level="3"><text:bookmark-start text:name="licence-classification"/>4.1 Licence Classification<text:bookmark-end text:name="licence-classification"/></text:h>
      <text:p text:style-name="First_20_paragraph">[ORGANISATION NAME] classifies open source licences into three categories:</text:p>
      <text:p text:style-name="Text_20_body"><text:span text:style-name="T1">Category A — Approved for general use:</text:span> Permissive licences that impose minimal obligations and are compatible with all internal and external uses.</text:p>
      <text:p text:style-name="Text_20_body"><text:span text:style-name="T2">Examples</text:span>: MIT, Apache 2.0, BSD 2-Clause, BSD 3-Clause, ISC, EUPL-1.2 (in consumption contexts)</text:p>
      <text:p text:style-name="Text_20_body"><text:span text:style-name="T1">Category B — Conditionally approved:</text:span> Licences that may be used subject to specific conditions or OSPO review, including weak copyleft licences.</text:p>
      <text:p text:style-name="Text_20_body"><text:span text:style-name="T2">Examples</text:span>: LGPL-2.1, LGPL-3.0, MPL-2.0, CDDL</text:p>
      <text:p text:style-name="Text_20_body"><text:span text:style-name="T1">Category C — Restricted:</text:span> Strong copyleft licences that impose significant distribution obligations. Use requires OSPO review and approval. Distribution of Category C-licensed components in external-facing software products is prohibited without explicit OSPO authorisation.</text:p>
      <text:p text:style-name="Text_20_body"><text:span text:style-name="T2">Examples</text:span>: GPL-2.0, GPL-3.0, AGPL-3.0</text:p>
      <text:p text:style-name="Text_20_body"><text:span text:style-name="T1">Category D — Prohibited:</text:span> Licences that are incompatible with [ORGANISATION NAME]’s legal or operational requirements.</text:p>
      <text:p text:style-name="Text_20_body"><text:span text:style-name="T2">Examples</text:span>: Non-commercial licences, proprietary “open source” licences, licences with jurisdiction-restriction clauses incompatible with applicable law</text:p>
      <text:h text:style-name="Heading_20_3" text:outline-level="3"><text:bookmark-start text:name="dependency-management-obligations"/>4.2 Dependency Management Obligations<text:bookmark-end text:name="dependency-management-obligations"/></text:h>
      <text:p text:style-name="First_20_paragraph">All software projects within scope MUST:</text:p>
      <text:p text:style-name="Text_20_body">4.2.1 Maintain an accurate, current SBOM for all open source dependencies, generated using OSPO-approved tooling.</text:p>
      <text:p text:style-name="Text_20_body">4.2.2 Register the SBOM with the OSPO in accordance with the procedures set out in [OSPO PROCEDURES DOCUMENT].</text:p>
      <text:p text:style-name="Text_20_body">4.2.3 Update the SBOM upon any change to the dependency set (addition, removal, or version change).</text:p>
      <text:p text:style-name="Text_20_body">4.2.4 Ensure that no Component classified as Category C or D is incorporated into a software product distributed externally without prior written authorisation from the OSPO.</text:p>
      <text:h text:style-name="Heading_20_3" text:outline-level="3"><text:bookmark-start text:name="security-due-diligence"/>4.3 Security Due Diligence<text:bookmark-end text:name="security-due-diligence"/></text:h>
      <text:p text:style-name="First_20_paragraph">Prior to incorporating a new open source dependency, the responsible team MUST conduct a security assessment that includes:</text:p>
      <text:p text:style-name="Text_20_body">4.3.1 Review of known vulnerabilities in current and recent versions using authoritative databases (CVE, OSV, or equivalent).</text:p>
      <text:p text:style-name="Text_20_body">4.3.2 Assessment of community health indicators including maintenance activity, issue responsiveness, and release cadence.</text:p>
      <text:p text:style-name="Text_20_body">4.3.3 Verification of the integrity of downloaded components (checksum verification, where signing is not available).</text:p>
      <text:p text:style-name="Horizontal_20_Line"/>
      <text:h text:style-name="Heading_20_2" text:outline-level="2"><text:bookmark-start text:name="contribution-policy"/>5. Contribution Policy<text:bookmark-end text:name="contribution-policy"/></text:h>
      <text:h text:style-name="Heading_20_3" text:outline-level="3"><text:bookmark-start text:name="general-principles"/>5.1 General Principles<text:bookmark-end text:name="general-principles"/></text:h>
      <text:p text:style-name="First_20_paragraph">[ORGANISATION NAME] recognises that contribution to open source projects is a legitimate and strategically valuable activity that supports the sustainability of the open source ecosystem on which the organisation depends. Contribution is encouraged subject to the conditions of this section.</text:p>
      <text:h text:style-name="Heading_20_3" text:outline-level="3"><text:bookmark-start text:name="authorisation-for-contribution"/>5.2 Authorisation for Contribution<text:bookmark-end text:name="authorisation-for-contribution"/></text:h>
      <text:p text:style-name="First_20_paragraph">5.2.1 Contributions to open source projects that have been designated as <text:span text:style-name="T1">strategic projects</text:span> by the OSPO MAY be made without individual prior authorisation, subject to the standing conditions in Section 5.3.</text:p>
      <text:p text:style-name="Text_20_body">5.2.2 Contributions to projects not designated as strategic SHOULD be authorised by the OSPO prior to submission. The OSPO MUST respond to authorisation requests within [10] business days.</text:p>
      <text:p text:style-name="Text_20_body">5.2.3 Contributions involving the disclosure of code that was developed under contract or that may contain third-party intellectual property MUST be authorised by the OSPO and, where required, by [LEGAL FUNCTION].</text:p>
      <text:h text:style-name="Heading_20_3" text:outline-level="3"><text:bookmark-start text:name="standing-conditions-for-contribution"/>5.3 Standing Conditions for Contribution<text:bookmark-end text:name="standing-conditions-for-contribution"/></text:h>
      <text:p text:style-name="First_20_paragraph">All contributions made on behalf of [ORGANISATION NAME] MUST:</text:p>
      <text:p text:style-name="Text_20_body">5.3.1 Be made under the licence designated by the receiving project, which MUST be a licence on the OSI-approved licence list or an equivalent open source licence.</text:p>
      <text:p text:style-name="Text_20_body">5.3.2 Not include materials whose intellectual property is owned by a third party without the express written permission of that party.</text:p>
      <text:p text:style-name="Text_20_body">5.3.3 Not disclose confidential, security-sensitive, or personal data.</text:p>
      <text:p text:style-name="Text_20_body">5.3.4 Be recorded in the OSPO contribution register within [5] business days of submission.</text:p>
      <text:p text:style-name="Text_20_body">5.3.5 Be attributed to [ORGANISATION NAME] where the project’s contributor requirements and the nature of the contribution make attribution appropriate.</text:p>
      <text:p text:style-name="Horizontal_20_Line"/>
      <text:h text:style-name="Heading_20_2" text:outline-level="2"><text:bookmark-start text:name="publication-policy"/>6. Publication Policy<text:bookmark-end text:name="publication-policy"/></text:h>
      <text:h text:style-name="Heading_20_3" text:outline-level="3"><text:bookmark-start text:name="publication-criteria"/>6.1 Publication Criteria<text:bookmark-end text:name="publication-criteria"/></text:h>
      <text:p text:style-name="First_20_paragraph">Software developed by or for [ORGANISATION NAME] MAY be published as open source where the following criteria are met:</text:p>
      <text:p text:style-name="Text_20_body">6.1.1 The software has potential utility for other organisations or the public beyond its original internal purpose.</text:p>
      <text:p text:style-name="Text_20_body">6.1.2 Publication is not restricted by third-party contractual obligations, national security classifications, or data protection obligations.</text:p>
      <text:p text:style-name="Text_20_body">6.1.3 The publishing unit commits to maintaining the published software for a minimum period of [24] months, or provides for an explicit sunset process.</text:p>
      <text:p text:style-name="Text_20_body">6.1.4 The software meets the quality, documentation, and security standards set out in the OSPO Publication Guidelines.</text:p>
      <text:h text:style-name="Heading_20_3" text:outline-level="3"><text:bookmark-start text:name="licence-selection-for-publication"/>6.2 Licence Selection for Publication<text:bookmark-end text:name="licence-selection-for-publication"/></text:h>
      <text:p text:style-name="First_20_paragraph">When publishing software as open source, [ORGANISATION NAME] SHOULD use the <text:span text:style-name="T1">European Union Public Licence v1.2 (EUPL-1.2)</text:span> as the default licence, reflecting the organisation’s European public mandate and the EUPL’s compatibility with the GPL licence family.</text:p>
      <text:p text:style-name="Text_20_body">Deviation from the default licence requires OSPO authorisation and documented justification.</text:p>
      <text:h text:style-name="Heading_20_3" text:outline-level="3"><text:bookmark-start text:name="publication-requirements"/>6.3 Publication Requirements<text:bookmark-end text:name="publication-requirements"/></text:h>
      <text:p text:style-name="First_20_paragraph">All published open source software MUST:</text:p>
      <text:p text:style-name="Text_20_body">6.3.1 Include REUSE-compliant copyright and licence headers in all source files.</text:p>
      <text:p text:style-name="Text_20_body">6.3.2 Include a <text:span text:style-name="Source_Text">publiccode.yml</text:span> file providing machine-readable metadata compliant with the publiccode.yml standard.</text:p>
      <text:p text:style-name="Text_20_body">6.3.3 Include a <text:span text:style-name="Source_Text">README</text:span>, <text:span text:style-name="Source_Text">CONTRIBUTING</text:span>, and <text:span text:style-name="Source_Text">CODE_OF_CONDUCT</text:span> document meeting the standards set out in the OSPO Publication Guidelines.</text:p>
      <text:p text:style-name="Text_20_body">6.3.4 Be registered in the OSPO software publication register.</text:p>
      <text:p text:style-name="Horizontal_20_Line"/>
      <text:h text:style-name="Heading_20_2" text:outline-level="2"><text:bookmark-start text:name="security-policy"/>7. Security Policy<text:bookmark-end text:name="security-policy"/></text:h>
      <text:h text:style-name="Heading_20_3" text:outline-level="3"><text:bookmark-start text:name="supply-chain-security"/>7.1 Supply Chain Security<text:bookmark-end text:name="supply-chain-security"/></text:h>
      <text:p text:style-name="First_20_paragraph">7.1.1 [ORGANISATION NAME] MUST maintain an up-to-date SBOM for all software systems in scope, in a format compliant with SPDX ISO/IEC 5962 or CycloneDX.</text:p>
      <text:p text:style-name="Text_20_body">7.1.2 Vulnerability monitoring for open source dependencies classified as Critical or High severity MUST be performed on a continuous basis using OSPO-approved tooling.</text:p>
      <text:p text:style-name="Text_20_body">7.1.3 High-severity vulnerabilities in open source dependencies of production systems MUST be triaged within [72 hours] and remediated within [30 days] unless a documented risk acceptance is obtained from [APPROPRIATE AUTHORITY].</text:p>
      <text:p text:style-name="Text_20_body">7.1.4 Critical-severity vulnerabilities MUST be triaged within [24 hours] and remediated within [14 days] unless a documented risk acceptance is obtained.</text:p>
      <text:h text:style-name="Heading_20_3" text:outline-level="3"><text:bookmark-start text:name="nis2-and-cra-alignment"/>7.2 NIS2 and CRA Alignment<text:bookmark-end text:name="nis2-and-cra-alignment"/></text:h>
      <text:p text:style-name="First_20_paragraph">This section shall be read in conjunction with [ORGANISATION NAME]’s broader cybersecurity policy. The OSPO is responsible for ensuring that open source governance practices meet the supply chain security requirements of the NIS2 Directive (where applicable to [ORGANISATION NAME]) and the EU Cyber Resilience Act.</text:p>
      <text:p text:style-name="Horizontal_20_Line"/>
      <text:h text:style-name="Heading_20_2" text:outline-level="2"><text:bookmark-start text:name="compliance-monitoring-and-enforcement"/>8. Compliance, Monitoring, and Enforcement<text:bookmark-end text:name="compliance-monitoring-and-enforcement"/></text:h>
      <text:h text:style-name="Heading_20_3" text:outline-level="3"><text:bookmark-start text:name="compliance-responsibilities"/>8.1 Compliance Responsibilities<text:bookmark-end text:name="compliance-responsibilities"/></text:h>
      <text:p text:style-name="First_20_paragraph">8.1.1 Unit managers are responsible for ensuring that their teams comply with this Policy.</text:p>
      <text:p text:style-name="Text_20_body">8.1.2 The OSPO is responsible for monitoring compliance, providing guidance, and escalating material non-compliance to [APPROPRIATE AUTHORITY].</text:p>
      <text:p text:style-name="Text_20_body">8.1.3 All staff are individually responsible for complying with the provisions of this Policy in their personal activities.</text:p>
      <text:h text:style-name="Heading_20_3" text:outline-level="3"><text:bookmark-start text:name="compliance-monitoring"/>8.2 Compliance Monitoring<text:bookmark-end text:name="compliance-monitoring"/></text:h>
      <text:p text:style-name="First_20_paragraph">The OSPO SHALL conduct periodic compliance assessments, including:</text:p>
      <text:list text:style-name="L5">
        <text:list-item>
          <text:p text:style-name="P5">Annual review of SBOM completeness and accuracy across in-scope projects</text:p>
        </text:list-item>
        <text:list-item>
          <text:p text:style-name="P5">Annual review of contribution register</text:p>
        </text:list-item>
        <text:list-item>
          <text:p text:style-name="P5">Periodic licence scan of published software repositories</text:p>
        </text:list-item>
        <text:list-item>
          <text:p text:style-name="P5">Annual policy review (Section 9)</text:p>
        </text:list-item>
      </text:list>
      <text:h text:style-name="Heading_20_3" text:outline-level="3"><text:bookmark-start text:name="non-compliance"/>8.3 Non-Compliance<text:bookmark-end text:name="non-compliance"/></text:h>
      <text:p text:style-name="First_20_paragraph">Material non-compliance with this Policy shall be escalated to [APPROPRIATE AUTHORITY] and may result in:</text:p>
      <text:list text:style-name="L6">
        <text:list-item>
          <text:p text:style-name="P6">Suspension of the non-compliant project’s open source activities pending remediation</text:p>
        </text:list-item>
        <text:list-item>
          <text:p text:style-name="P6">Formal notification to the project team and their management</text:p>
        </text:list-item>
        <text:list-item>
          <text:p text:style-name="P6">In cases of serious or repeated non-compliance, referral to disciplinary procedures in accordance with [ORGANISATION NAME]’s [HR POLICY]</text:p>
        </text:list-item>
      </text:list>
      <text:p text:style-name="Horizontal_20_Line"/>
      <text:h text:style-name="Heading_20_2" text:outline-level="2"><text:bookmark-start text:name="policy-review"/>9. Policy Review<text:bookmark-end text:name="policy-review"/></text:h>
      <text:p text:style-name="First_20_paragraph">This Policy SHALL be reviewed annually by the OSPO and updated as necessary to reflect:</text:p>
      <text:list text:style-name="L7">
        <text:list-item>
          <text:p text:style-name="P7">Changes in applicable legislation or regulatory requirements</text:p>
        </text:list-item>
        <text:list-item>
          <text:p text:style-name="P7">Changes in the organisation’s open source strategy</text:p>
        </text:list-item>
        <text:list-item>
          <text:p text:style-name="P7">Significant changes in the open source landscape (new licence types, community practices, standards)</text:p>
        </text:list-item>
        <text:list-item>
          <text:p text:style-name="P7">Findings from compliance monitoring and incident reports</text:p>
        </text:list-item>
      </text:list>
      <text:p text:style-name="First_20_paragraph">Material revisions require approval by [GOVERNING BODY OR EXECUTIVE].</text:p>
      <text:p text:style-name="Horizontal_20_Line"/>
      <text:h text:style-name="Heading_20_2" text:outline-level="2"><text:bookmark-start text:name="related-documents"/>10. Related Documents<text:bookmark-end text:name="related-document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Document</text:p>
            </table:table-cell>
            <table:table-cell table:style-name="TableHeaderRowCell" office:value-type="string">
              <text:p text:style-name="Table_20_Heading">Reference</text:p>
            </table:table-cell>
          </table:table-row>
        </table:table-header-rows>
        <table:table-row>
          <table:table-cell table:style-name="TableRowCell" office:value-type="string">
            <text:p text:style-name="Table_20_Contents">OSPO Procedures Document</text:p>
          </table:table-cell>
          <table:table-cell table:style-name="TableRowCell" office:value-type="string">
            <text:p text:style-name="Table_20_Contents">[REFERENCE]</text:p>
          </table:table-cell>
        </table:table-row>
        <table:table-row>
          <table:table-cell table:style-name="TableRowCell" office:value-type="string">
            <text:p text:style-name="Table_20_Contents">OSPO Publication Guidelines</text:p>
          </table:table-cell>
          <table:table-cell table:style-name="TableRowCell" office:value-type="string">
            <text:p text:style-name="Table_20_Contents">[REFERENCE]</text:p>
          </table:table-cell>
        </table:table-row>
        <table:table-row>
          <table:table-cell table:style-name="TableRowCell" office:value-type="string">
            <text:p text:style-name="Table_20_Contents">SBOM Management Procedures</text:p>
          </table:table-cell>
          <table:table-cell table:style-name="TableRowCell" office:value-type="string">
            <text:p text:style-name="Table_20_Contents">[REFERENCE]</text:p>
          </table:table-cell>
        </table:table-row>
        <table:table-row>
          <table:table-cell table:style-name="TableRowCell" office:value-type="string">
            <text:p text:style-name="Table_20_Contents">Information Security Policy</text:p>
          </table:table-cell>
          <table:table-cell table:style-name="TableRowCell" office:value-type="string">
            <text:p text:style-name="Table_20_Contents">[REFERENCE]</text:p>
          </table:table-cell>
        </table:table-row>
        <table:table-row>
          <table:table-cell table:style-name="TableRowCell" office:value-type="string">
            <text:p text:style-name="Table_20_Contents">Procurement Policy</text:p>
          </table:table-cell>
          <table:table-cell table:style-name="TableRowCell" office:value-type="string">
            <text:p text:style-name="Table_20_Contents">[REFERENCE]</text:p>
          </table:table-cell>
        </table:table-row>
        <table:table-row>
          <table:table-cell table:style-name="TableRowCell" office:value-type="string">
            <text:p text:style-name="Table_20_Contents">HR Policy</text:p>
          </table:table-cell>
          <table:table-cell table:style-name="TableRowCell" office:value-type="string">
            <text:p text:style-name="Table_20_Contents">[REFERENCE]</text:p>
          </table:table-cell>
        </table:table-row>
      </table:table>
      <text:p text:style-name="Horizontal_20_Line"/>
      <text:h text:style-name="Heading_20_2" text:outline-level="2"><text:bookmark-start text:name="appendix-a-regulatory-reference-table"/>Appendix A: Regulatory Reference Table<text:bookmark-end text:name="appendix-a-regulatory-reference-table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Instrument</text:p>
            </table:table-cell>
            <table:table-cell table:style-name="TableHeaderRowCell" office:value-type="string">
              <text:p text:style-name="Table_20_Heading">Provisions Relevant to this Policy</text:p>
            </table:table-cell>
          </table:table-row>
        </table:table-header-rows>
        <table:table-row>
          <table:table-cell table:style-name="TableRowCell" office:value-type="string">
            <text:p text:style-name="Table_20_Contents">EU Open Source Strategy 2020–2023</text:p>
          </table:table-cell>
          <table:table-cell table:style-name="TableRowCell" office:value-type="string">
            <text:p text:style-name="Table_20_Contents">Strategic framework for open source in Commission services</text:p>
          </table:table-cell>
        </table:table-row>
        <table:table-row>
          <table:table-cell table:style-name="TableRowCell" office:value-type="string">
            <text:p text:style-name="Table_20_Contents">Interoperable Europe Act (EU) 2024/903</text:p>
          </table:table-cell>
          <table:table-cell table:style-name="TableRowCell" office:value-type="string">
            <text:p text:style-name="Table_20_Contents">Interoperability and openness requirements for public digital infrastructure</text:p>
          </table:table-cell>
        </table:table-row>
        <table:table-row>
          <table:table-cell table:style-name="TableRowCell" office:value-type="string">
            <text:p text:style-name="Table_20_Contents">NIS2 Directive 2022/2555</text:p>
          </table:table-cell>
          <table:table-cell table:style-name="TableRowCell" office:value-type="string">
            <text:p text:style-name="Table_20_Contents">Supply chain security obligations for essential and important entities</text:p>
          </table:table-cell>
        </table:table-row>
        <table:table-row>
          <table:table-cell table:style-name="TableRowCell" office:value-type="string">
            <text:p text:style-name="Table_20_Contents">EU Cyber Resilience Act</text:p>
          </table:table-cell>
          <table:table-cell table:style-name="TableRowCell" office:value-type="string">
            <text:p text:style-name="Table_20_Contents">Software security requirements for products with digital elements</text:p>
          </table:table-cell>
        </table:table-row>
        <table:table-row>
          <table:table-cell table:style-name="TableRowCell" office:value-type="string">
            <text:p text:style-name="Table_20_Contents">GDPR (EU) 2016/679</text:p>
          </table:table-cell>
          <table:table-cell table:style-name="TableRowCell" office:value-type="string">
            <text:p text:style-name="Table_20_Contents">Personal data protection obligations applicable to open source projects</text:p>
          </table:table-cell>
        </table:table-row>
        <table:table-row>
          <table:table-cell table:style-name="TableRowCell" office:value-type="string">
            <text:p text:style-name="Table_20_Contents">OpenChain ISO/IEC 5230:2020</text:p>
          </table:table-cell>
          <table:table-cell table:style-name="TableRowCell" office:value-type="string">
            <text:p text:style-name="Table_20_Contents">Open source licence compliance programme standard</text:p>
          </table:table-cell>
        </table:table-row>
        <table:table-row>
          <table:table-cell table:style-name="TableRowCell" office:value-type="string">
            <text:p text:style-name="Table_20_Contents">SPDX ISO/IEC 5962:2021</text:p>
          </table:table-cell>
          <table:table-cell table:style-name="TableRowCell" office:value-type="string">
            <text:p text:style-name="Table_20_Contents">SBOM standard</text:p>
          </table:table-cell>
        </table:table-row>
      </table:table>
      <text:p text:style-name="Horizontal_20_Line"/>
      <text:h text:style-name="Heading_20_2" text:outline-level="2"><text:bookmark-start text:name="document-history"/>Document History<text:bookmark-end text:name="document-history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HeaderRowCell" office:value-type="string">
              <text:p text:style-name="Table_20_Heading">Version</text:p>
            </table:table-cell>
            <table:table-cell table:style-name="TableHeaderRowCell" office:value-type="string">
              <text:p text:style-name="Table_20_Heading">Date</text:p>
            </table:table-cell>
            <table:table-cell table:style-name="TableHeaderRowCell" office:value-type="string">
              <text:p text:style-name="Table_20_Heading">Author</text:p>
            </table:table-cell>
            <table:table-cell table:style-name="TableHeaderRowCell" office:value-type="string">
              <text:p text:style-name="Table_20_Heading">Summary of Changes</text:p>
            </table:table-cell>
          </table:table-row>
        </table:table-header-rows>
        <table:table-row>
          <table:table-cell table:style-name="TableRowCell" office:value-type="string">
            <text:p text:style-name="Table_20_Contents">1.0</text:p>
          </table:table-cell>
          <table:table-cell table:style-name="TableRowCell" office:value-type="string">
            <text:p text:style-name="Table_20_Contents">[DATE]</text:p>
          </table:table-cell>
          <table:table-cell table:style-name="TableRowCell" office:value-type="string">
            <text:p text:style-name="Table_20_Contents">[AUTHOR]</text:p>
          </table:table-cell>
          <table:table-cell table:style-name="TableRowCell" office:value-type="string">
            <text:p text:style-name="Table_20_Contents">Initial adoption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Horizontal_20_Line"/>
      <text:p text:style-name="First_20_paragraph"><text:span text:style-name="T2">This template is part of the Agora Framework, published by IAAUTECO Inc. under the European Union Public Licence v1.2 (EUPL-1.2). Organisations are encouraged to adapt this template freely, subject to the terms of the EUPL-1.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Agora Framework ��� OSPO Policy Template</dc:title>
    <dc:description/>
    <dc:subject/>
    <meta:keyword/>
    <meta:initial-creator>IAAUTECO Inc.</meta:initial-creator>
    <dc:creator>IAAUTECO Inc.</dc:creator>
    <meta:creation-date>2026-03-05T19:26:36Z</meta:creation-date>
    <dc:date>2026-03-05T19:26:36Z</dc:date>
    <meta:user-defined meta:name="date" meta:value-type="string">June 2025</meta:user-defined>
  </office:meta>
</office:document-meta>
</file>